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ole-draw-aspect="1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How to get strangers to buy things.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1">$$$ = 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ccording to a recent study: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cording to a recent study:</text:span></text:p>
          </draw:text-box>
        </draw:frame>
        <draw:frame draw:style-name="gr2" draw:layer="layout" svg:width="22.859cm" svg:height="12.571cm" svg:x="1.27cm" svg:y="4.44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2-01-09">1/9/12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2-01-09">1/9/12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document-statistic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6cm" svg:height="12.572cm" xlink:href="." xlink:type="simple" chart:class="chart:bar" chart:style-name="ch1">
        <chart:legend chart:legend-position="end" svg:x="20.596cm" svg:y="5.502cm" chart:style-name="ch2"/>
        <chart:plot-area chart:style-name="ch3" chart:data-source-has-labels="both" svg:x="0.907cm" svg:y="1.139cm" svg:width="18.775cm" svg:height="10.762cm">
          <chartooo:coordinate-region svg:x="1.528cm" svg:y="1.352cm" svg:width="18.154cm" svg:height="9.876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